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eca1" officeooo:paragraph-rsid="001beca1"/>
    </style:style>
    <style:style style:name="P2" style:family="paragraph" style:parent-style-name="Heading_20_1">
      <style:text-properties officeooo:rsid="001beca1" officeooo:paragraph-rsid="001beca1"/>
    </style:style>
    <style:style style:name="T1" style:family="text">
      <style:text-properties fo:font-size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&lt;!-- appel du CSS de font-awesome pour les icones --&gt;</text:span></text:h>
      <text:p text:style-name="P1"><text:span text:style-name="T1"><text:tab/>&lt;link rel="stylesheet" href="https://maxcdn.bootstrapcdn.com/font-awesome/4.5.0/css/font-awesome.min.css"&gt;</text:span></text:p>
      <text:p text:style-name="P1"><text:span text:style-name="T1"/></text:p>
      <text:p text:style-name="P1"><text:span text:style-name="T1"/></text:p>
      <text:p text:style-name="P1"><text:span text:style-name="T1">&lt;!-- Police de google font --&gt;</text:span></text:p>
      <text:p text:style-name="P1"><text:span text:style-name="T1"><text:tab/>&lt;link href='https://fonts.googleapis.com/css?family=Oswald' rel='stylesheet' type='text/css'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0:55:35.385674912</meta:creation-date>
    <dc:date>2018-08-10T09:33:15.786415201</dc:date>
    <meta:editing-duration>PT1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5" meta:character-count="284" meta:non-whitespace-character-count="263"/>
  </office:meta>
</office:document-meta>
</file>